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a095e" officeooo:paragraph-rsid="001a095e"/>
    </style:style>
    <style:style style:name="P2" style:family="paragraph" style:parent-style-name="Standard">
      <style:text-properties style:font-name="Times New Roman1" fo:font-size="16pt" officeooo:rsid="001a095e" officeooo:paragraph-rsid="001a095e" style:font-size-asian="14pt" style:font-size-complex="16pt"/>
    </style:style>
    <style:style style:name="P3" style:family="paragraph" style:parent-style-name="Standard">
      <style:text-properties style:font-name="sans-serif" fo:font-size="18.75pt" officeooo:rsid="001a095e" officeooo:paragraph-rsid="001a095e"/>
    </style:style>
    <style:style style:name="P4" style:family="paragraph" style:parent-style-name="Standard" style:list-style-name="L1">
      <style:text-properties style:font-name="Times New Roman1" fo:font-size="16pt" officeooo:rsid="001a095e" officeooo:paragraph-rsid="001a095e" style:font-size-asian="14pt" style:font-size-complex="16pt"/>
    </style:style>
    <style:style style:name="P5" style:family="paragraph" style:parent-style-name="Standard">
      <style:text-properties style:font-name="Times New Roman1" fo:font-size="16pt" officeooo:rsid="001a095e" officeooo:paragraph-rsid="001a095e" style:font-size-asian="14pt" style:font-size-complex="16pt"/>
    </style:style>
    <style:style style:name="T1" style:family="text">
      <style:text-properties style:font-name="sans-serif" fo:font-size="18.75pt"/>
    </style:style>
    <style:style style:name="T2" style:family="text">
      <style:text-properties style:font-name="sans-serif" fo:font-size="18.75pt" officeooo:rsid="001a5414"/>
    </style:style>
    <style:style style:name="T3" style:family="text">
      <style:text-properties officeooo:rsid="001c0eb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édaction de d</text:span><text:span text:style-name="T1">iagramme de cas d’utilisation:</text:span></text:p>
      <text:p text:style-name="P3"/>
      <text:p text:style-name="P2">Les différents acteurs de l’application :</text:p>
      <text:p text:style-name="P2">propriétaire, copropriétaire, membre, visiteur, Google API.</text:p>
      <text:p text:style-name="P2"/>
      <text:p text:style-name="P2">La liste des fonctionnalités pour chaque acteurs :</text:p>
      <text:list xml:id="list3620997617" text:style-name="L1">
        <text:list-item>
          <text:p text:style-name="P4">propriétaire : création d’un domicile, modification d<text:span text:style-name="T3">e</text:span>s rôles user.</text:p>
        </text:list-item>
        <text:list-item>
          <text:p text:style-name="P4">Copropriétaire : création de nouvelle pièces, ajouter un objet connecter.</text:p>
        </text:list-item>
        <text:list-item>
          <text:p text:style-name="P4">Membre : récupération de la liste des pièces.</text:p>
        </text:list-item>
        <text:list-item>
          <text:p text:style-name="P4">Visiteur : authentification</text:p>
        </text:list-item>
        <text:list-item>
          <text:p text:style-name="P4">Google API : recherche de l’adresse.</text:p>
        </text:list-item>
      </text:list>
      <text:p text:style-name="P2"/>
      <text:p text:style-name="P2">Identification de celles qui sont obligatoires(include) : recherche de l’adresse, mise en place d’un objet dans une pièce, récupération de la liste des objets connecter.</text:p>
      <text:p text:style-name="P2">Identification de celles qui sont facultatives(extend) : récupération de la liste des objets connecter, modification d’un objet connect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0:22:43.250000000</meta:creation-date>
    <dc:date>2022-06-23T12:32:49.427000000</dc:date>
    <meta:editing-duration>PT1M34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1" meta:word-count="110" meta:character-count="754" meta:non-whitespace-character-count="660"/>
  </office:meta>
</office:document-meta>
</file>